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bfa0" officeooo:paragraph-rsid="0005bfa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bfa0" officeooo:paragraph-rsid="0005bfa0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5bfa0" officeooo:paragraph-rsid="0005bfa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6cab0" officeooo:paragraph-rsid="0006cab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normal" officeooo:rsid="0006cab0" officeooo:paragraph-rsid="0006cab0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06cab0" officeooo:paragraph-rsid="0006cab0"/>
    </style:style>
    <style:style style:name="P7" style:family="paragraph" style:parent-style-name="Standard">
      <style:text-properties style:text-underline-style="none" fo:font-weight="normal" officeooo:rsid="0006cab0" officeooo:paragraph-rsid="0006cab0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3pt" fo:font-weight="bold" officeooo:rsid="0005bfa0" officeooo:paragraph-rsid="0007e4e3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none" fo:font-weight="normal" officeooo:rsid="0007e4e3" officeooo:paragraph-rsid="0007e4e3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variant="normal" fo:text-transform="none" fo:color="#212529" style:font-name="apple-system" fo:font-size="12pt" fo:letter-spacing="normal" fo:font-style="normal" style:text-underline-style="none" fo:font-weight="normal" officeooo:rsid="0006cab0" officeooo:paragraph-rsid="0006cab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212529" style:font-name="apple-system" fo:font-size="12pt" fo:letter-spacing="normal" fo:font-style="normal" style:text-underline-style="none" fo:font-weight="normal" officeooo:rsid="0006cab0" officeooo:paragraph-rsid="0006cab0" style:font-weight-asian="normal" style:font-weight-complex="normal"/>
    </style:style>
    <style:style style:name="P12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06cab0" officeooo:paragraph-rsid="0006cab0"/>
    </style:style>
    <style:style style:name="P13" style:family="paragraph" style:parent-style-name="Standard">
      <style:text-properties officeooo:rsid="0005bfa0" officeooo:paragraph-rsid="0007e4e3"/>
    </style:style>
    <style:style style:name="P14" style:family="paragraph" style:parent-style-name="Standard">
      <style:text-properties officeooo:rsid="0005bfa0" officeooo:paragraph-rsid="0005bfa0"/>
    </style:style>
    <style:style style:name="P15" style:family="paragraph" style:parent-style-name="Standard">
      <style:text-properties officeooo:rsid="0007e4e3" officeooo:paragraph-rsid="0007e4e3"/>
    </style:style>
    <style:style style:name="P16" style:family="paragraph" style:parent-style-name="Standard">
      <style:paragraph-properties fo:text-align="center" style:justify-single-word="false"/>
      <style:text-properties style:font-name="Bitstream Vera Sans" fo:font-size="16pt" fo:font-weight="bold" officeooo:rsid="0005bfa0" officeooo:paragraph-rsid="0005bfa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Bitstream Vera Sans" fo:font-size="16pt" style:text-underline-style="none" fo:font-weight="bold" officeooo:rsid="0007e4e3" officeooo:paragraph-rsid="0007e4e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officeooo:rsid="0005bfa0" officeooo:paragraph-rsid="0005bfa0"/>
    </style:style>
    <style:style style:name="P19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5bfa0" officeooo:paragraph-rsid="0007e4e3" style:font-size-asian="14pt" style:font-weight-asian="bold" style:font-size-complex="14pt" style:font-weight-complex="bold"/>
    </style:style>
    <style:style style:name="T1" style:family="text">
      <style:text-properties officeooo:rsid="0007e4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OPS LAB</text:p>
      <text:p text:style-name="P16">LAB <text:span text:style-name="T1">3</text:span></text:p>
      <text:p text:style-name="P8">Mayon Francis</text:p>
      <text:p text:style-name="P8">CS3A 44 <text:s text:c="10"/></text:p>
      <text:p text:style-name="P1"/>
      <text:p text:style-name="P1"/>
      <text:p text:style-name="P3">Program 1</text:p>
      <text:p text:style-name="P10">Write a Java program to reverse a given string.</text:p>
      <text:p text:style-name="P4"/>
      <text:p text:style-name="P13">//<text:span text:style-name="T1">String Reverse</text:span><text:line-break/><text:span text:style-name="T1">import java.util.Scanner; </text:span></text:p>
      <text:p text:style-name="P13"/>
      <text:p text:style-name="P13"><text:span text:style-name="T1">public class strRev {</text:span></text:p>
      <text:p text:style-name="P13"><text:span text:style-name="T1"><text:tab/>public static void main(String args[]) {</text:span></text:p>
      <text:p text:style-name="P13"><text:span text:style-name="T1"><text:tab/><text:tab/>Scanner sc = new Scanner(System.in);</text:span></text:p>
      <text:p text:style-name="P13"><text:span text:style-name="T1"><text:tab/><text:tab/>String input, reverse="";</text:span></text:p>
      <text:p text:style-name="P13"><text:span text:style-name="T1"><text:tab/><text:tab/>int len;</text:span></text:p>
      <text:p text:style-name="P13"/>
      <text:p text:style-name="P13"><text:span text:style-name="T1"><text:tab/><text:tab/>System.out.print("Enter a string: ");</text:span></text:p>
      <text:p text:style-name="P13"><text:span text:style-name="T1"><text:tab/><text:tab/>input = sc.nextLine();</text:span></text:p>
      <text:p text:style-name="P13"><text:span text:style-name="T1"><text:tab/><text:tab/>len = input.length();</text:span></text:p>
      <text:p text:style-name="P13"><text:span text:style-name="T1"><text:tab/><text:tab/></text:span></text:p>
      <text:p text:style-name="P13"><text:span text:style-name="T1"><text:tab/><text:tab/>int i = len-1;</text:span></text:p>
      <text:p text:style-name="P13"><text:span text:style-name="T1"><text:tab/><text:tab/>while(i &gt;= 0){</text:span></text:p>
      <text:p text:style-name="P13"><text:span text:style-name="T1"><text:tab/><text:tab/><text:tab/>reverse = reverse + input.charAt(i);</text:span></text:p>
      <text:p text:style-name="P13"><text:span text:style-name="T1"><text:tab/><text:tab/><text:tab/>i--;</text:span></text:p>
      <text:p text:style-name="P13"><text:span text:style-name="T1"><text:tab/><text:tab/>}</text:span></text:p>
      <text:p text:style-name="P13"><text:span text:style-name="T1"><text:tab/><text:tab/>System.out.println("Reverse is: " + reverse);</text:span></text:p>
      <text:p text:style-name="P13"><text:span text:style-name="T1"><text:tab/>}</text:span></text:p>
      <text:p text:style-name="P13"><text:span text:style-name="T1">}</text:span><text:line-break/></text:p>
      <text:p text:style-name="P13"/>
      <text:p text:style-name="P1"/>
      <text:p text:style-name="P1"/>
      <text:p text:style-name="P1"/>
      <text:p text:style-name="P1"/>
      <text:p text:style-name="P18"/>
      <text:p text:style-name="P3">Program 2</text:p>
      <text:p text:style-name="P12">Write a Java program to display the transpose of a given matrix.</text:p>
      <text:p text:style-name="P6"/>
      <text:p text:style-name="P1">//<text:span text:style-name="T1">Matrix Transpose </text:span></text:p>
      <text:p text:style-name="P15">import java.util.Scanner; </text:p>
      <text:p text:style-name="P15"/>
      <text:p text:style-name="P15">public class Transpose {</text:p>
      <text:p text:style-name="P15"><text:tab/>public static void main(String args[]) {</text:p>
      <text:p text:style-name="P15"><text:tab/><text:tab/>Scanner sc = new Scanner(System.in);</text:p>
      <text:p text:style-name="P15"/>
      <text:p text:style-name="P15"><text:tab/><text:tab/>int[][] A, B;</text:p>
      <text:p text:style-name="P15"><text:tab/><text:tab/>int m, n;</text:p>
      <text:p text:style-name="P15"/>
      <text:p text:style-name="P15"><text:tab/><text:tab/>System.out.print("Enter Number of rows: ");</text:p>
      <text:p text:style-name="P15"><text:tab/><text:tab/>m = sc.nextInt();</text:p>
      <text:p text:style-name="P15"><text:tab/><text:tab/>System.out.print("Enter Number of colums: ");</text:p>
      <text:p text:style-name="P15"><text:tab/><text:tab/>n = sc.nextInt();</text:p>
      <text:p text:style-name="P15"><text:tab/><text:tab/></text:p>
      <text:p text:style-name="P15"><text:tab/><text:tab/>A = new int[m][n];</text:p>
      <text:p text:style-name="P15"><text:tab/><text:tab/>B = new int[n][m];</text:p>
      <text:p text:style-name="P15"/>
      <text:p text:style-name="P15"><text:tab/><text:tab/>System.out.println("Enter Matrix Row wise: ");</text:p>
      <text:p text:style-name="P15"><text:tab/><text:tab/>getMatrix <text:s/>(A, m, n);</text:p>
      <text:p text:style-name="P15"><text:tab/><text:tab/>System.out.println("You Entered: ");</text:p>
      <text:p text:style-name="P15"><text:tab/><text:tab/>printMatrix(A, m, n);</text:p>
      <text:p text:style-name="P15"><text:tab/><text:tab/>B = transposeMatrix(A, m, n);</text:p>
      <text:p text:style-name="P15"><text:tab/><text:tab/></text:p>
      <text:p text:style-name="P15"><text:tab/><text:tab/>System.out.println("Transpose is:: ");</text:p>
      <text:p text:style-name="P15"><text:tab/><text:tab/>printMatrix(B, n, m);</text:p>
      <text:p text:style-name="P15"><text:tab/>}</text:p>
      <text:p text:style-name="P15"/>
      <text:p text:style-name="P15"/>
      <text:p text:style-name="P15"><text:tab/>static void getMatrix( int Arr[][], int m, int n ) {</text:p>
      <text:p text:style-name="P15"><text:tab/><text:tab/>Scanner <text:s/>sc = new Scanner(System.in);</text:p>
      <text:p text:style-name="P15"><text:tab/><text:tab/>for (int i=0; i&lt;m; i++) {</text:p>
      <text:p text:style-name="P15"><text:tab/><text:tab/><text:tab/>for (int j=0; j&lt;n; j++) {</text:p>
      <text:p text:style-name="P15"><text:tab/><text:tab/><text:tab/><text:tab/>Arr[i][j] = sc.nextInt()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><text:tab/>static void printMatrix( int Arr[][], int m, int n ) {</text:p>
      <text:p text:style-name="P15"><text:tab/><text:tab/>for (int i=0; i&lt;m; i++) {</text:p>
      <text:p text:style-name="P15"><text:tab/><text:tab/><text:tab/>for (int j=0; j&lt;n; j++) {</text:p>
      <text:p text:style-name="P15"><text:tab/><text:tab/><text:tab/><text:tab/>System.out.print(Arr[i][j] + " ");</text:p>
      <text:p text:style-name="P15"><text:tab/><text:tab/><text:tab/>}</text:p>
      <text:p text:style-name="P15"><text:tab/><text:tab/><text:tab/>System.out.println();</text:p>
      <text:p text:style-name="P15"><text:tab/><text:tab/>}</text:p>
      <text:p text:style-name="P15"><text:tab/>}</text:p>
      <text:p text:style-name="P15"><text:soft-page-break/></text:p>
      <text:p text:style-name="P15"><text:tab/>static int[][] transposeMatrix( int Arr[][], int m, int n ) {</text:p>
      <text:p text:style-name="P15"><text:tab/><text:tab/>int[][] transp = new int[n][m];</text:p>
      <text:p text:style-name="P15"/>
      <text:p text:style-name="P15"><text:tab/><text:tab/>for (int i=0; i&lt;m; i++) {</text:p>
      <text:p text:style-name="P15"><text:tab/><text:tab/><text:tab/>for (int j=0; j&lt;n; j++) {</text:p>
      <text:p text:style-name="P15"><text:tab/><text:tab/><text:tab/><text:tab/>transp[j][i] = Arr[i][j];</text:p>
      <text:p text:style-name="P15"><text:tab/><text:tab/><text:tab/>}</text:p>
      <text:p text:style-name="P15"><text:tab/><text:tab/>}</text:p>
      <text:p text:style-name="P15"><text:tab/><text:tab/>return transp;</text:p>
      <text:p text:style-name="P15"><text:tab/>}</text:p>
      <text:p text:style-name="P15">}</text:p>
      <text:p text:style-name="P1"/>
      <text:p text:style-name="P1"/>
      <text:p text:style-name="P1"/>
      <text:p text:style-name="P1"/>
      <text:p text:style-name="P18"/>
      <text:p text:style-name="P3">Program 3</text:p>
      <text:p text:style-name="P11">Write a Java program to find the second smallest element in an array.</text:p>
      <text:p text:style-name="P2"/>
      <text:p text:style-name="P1">// <text:span text:style-name="T1">second Smallest</text:span></text:p>
      <text:p text:style-name="P15">import java.util.Scanner; </text:p>
      <text:p text:style-name="P15"/>
      <text:p text:style-name="P15">public class SecondSmallest {</text:p>
      <text:p text:style-name="P15"><text:tab/>public static void main(String args[]) {</text:p>
      <text:p text:style-name="P15"><text:tab/><text:tab/>Scanner sc = new Scanner(System.in);</text:p>
      <text:p text:style-name="P15"/>
      <text:p text:style-name="P15"><text:tab/><text:tab/>int[] A;</text:p>
      <text:p text:style-name="P15"><text:tab/><text:tab/>int n, smallest = Integer.MAX_VALUE, secondSmallest = <text:s/>Integer.MAX_VALUE;</text:p>
      <text:p text:style-name="P15"><text:tab/><text:tab/>System.out.print("Enter Number of elements: ");</text:p>
      <text:p text:style-name="P15"><text:tab/><text:tab/>n = sc.nextInt();</text:p>
      <text:p text:style-name="P15"><text:tab/><text:tab/>A = new int[n];</text:p>
      <text:p text:style-name="P15"/>
      <text:p text:style-name="P15"/>
      <text:p text:style-name="P15"><text:tab/><text:tab/>System.out.println("Enter Numbers: ");</text:p>
      <text:p text:style-name="P15"><text:tab/><text:tab/></text:p>
      <text:p text:style-name="P15"><text:tab/><text:tab/>for(int i = 0; i&lt;n; i++) {</text:p>
      <text:p text:style-name="P15"><text:tab/><text:tab/><text:tab/>System.out.print("&gt; ");</text:p>
      <text:p text:style-name="P15"><text:tab/><text:tab/><text:tab/>A[i] = sc.nextInt();</text:p>
      <text:p text:style-name="P15"/>
      <text:p text:style-name="P15"><text:tab/><text:tab/><text:tab/>if(A[i] &lt; smallest) {</text:p>
      <text:p text:style-name="P15"><text:tab/><text:tab/><text:tab/><text:tab/>secondSmallest = smallest;</text:p>
      <text:p text:style-name="P15"><text:tab/><text:tab/><text:tab/><text:tab/>smallest = A[i];</text:p>
      <text:p text:style-name="P15"><text:tab/><text:tab/><text:tab/>}</text:p>
      <text:p text:style-name="P15"><text:tab/><text:tab/><text:tab/>else if(A[i] &lt; secondSmallest) {</text:p>
      <text:p text:style-name="P15"><text:tab/><text:tab/><text:tab/><text:tab/>secondSmallest = A[i];</text:p>
      <text:p text:style-name="P15"><text:tab/><text:tab/><text:tab/>}</text:p>
      <text:p text:style-name="P15"><text:tab/><text:tab/>}</text:p>
      <text:p text:style-name="P15"/>
      <text:p text:style-name="P15"><text:tab/><text:tab/>System.out.println("Second Smallest: " + secondSmallest);</text:p>
      <text:p text:style-name="P15"><text:tab/>}</text:p>
      <text:p text:style-name="P15"/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Program <text:span text:style-name="T1">4</text:span></text:p>
      <text:p text:style-name="P9">Write a Java program to check whether a given number is prime or not.</text:p>
      <text:p text:style-name="P9"/>
      <text:p text:style-name="P9">// checkPrime</text:p>
      <text:p text:style-name="P9">import java.util.Scanner; </text:p>
      <text:p text:style-name="P9">import java.lang.Math;</text:p>
      <text:p text:style-name="P9"/>
      <text:p text:style-name="P9">public class CheckPrime {</text:p>
      <text:p text:style-name="P9"><text:tab/>public static void main(String args[]) {</text:p>
      <text:p text:style-name="P9"><text:tab/><text:tab/>Scanner sc = new Scanner(System.in);</text:p>
      <text:p text:style-name="P9"><text:tab/><text:tab/>int n;</text:p>
      <text:p text:style-name="P9"><text:tab/><text:tab/>boolean isPrime = true;</text:p>
      <text:p text:style-name="P9"><text:tab/><text:tab/>System.out.print("Enter a Number: ");</text:p>
      <text:p text:style-name="P9"><text:tab/><text:tab/>n = sc.nextInt();</text:p>
      <text:p text:style-name="P9"/>
      <text:p text:style-name="P9"><text:tab/><text:tab/></text:p>
      <text:p text:style-name="P9"><text:tab/><text:tab/>for(int i = 2; i &lt;= Math.sqrt(n); i++) {</text:p>
      <text:p text:style-name="P9"><text:tab/><text:tab/><text:tab/>if( n%i == 0 ) {</text:p>
      <text:p text:style-name="P9"><text:tab/><text:tab/><text:tab/><text:tab/>isPrime = false;</text:p>
      <text:p text:style-name="P9"><text:tab/><text:tab/><text:tab/><text:tab/>break;</text:p>
      <text:p text:style-name="P9"><text:tab/><text:tab/><text:tab/>}</text:p>
      <text:p text:style-name="P9"><text:tab/><text:tab/>}</text:p>
      <text:p text:style-name="P9"><text:tab/><text:tab/>if(isPrime) </text:p>
      <text:p text:style-name="P9"><text:tab/><text:tab/><text:tab/>System.out.println("This is prime");</text:p>
      <text:p text:style-name="P9"><text:tab/><text:tab/>else</text:p>
      <text:p text:style-name="P9"><text:tab/><text:tab/><text:tab/>System.out.println("This is not prime");</text:p>
      <text:p text:style-name="P9"><text:tab/>}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fo:border="0.31pt double #000000" style:border-line-width="0.004cm 0.004cm 0.004cm" fo:padding="0.10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1:34:44.867427629</meta:creation-date>
    <meta:generator>LibreOffice/4.3.3.2$Linux_X86_64 LibreOffice_project/430m0$Build-2</meta:generator>
    <dc:date>2021-12-06T11:26:27.315015948</dc:date>
    <meta:editing-duration>PT19M46S</meta:editing-duration>
    <meta:editing-cycles>4</meta:editing-cycles>
    <dc:creator>mec </dc:creator>
    <meta:document-statistic meta:table-count="0" meta:image-count="0" meta:object-count="0" meta:page-count="5" meta:paragraph-count="128" meta:word-count="449" meta:character-count="2986" meta:non-whitespace-character-count="2419"/>
  </office:meta>
</office:document-meta>
</file>